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>
            <text:p/>
          </table:table-cell>
          <table:table-cell table:style-name="ce26" table:formula="of:=IF(ISBLANK([$'functions.hpp'.I55]);&quot;&quot;;&quot;✓&quot;)">
            <text:p/>
          </table:table-cell>
          <table:table-cell table:style-name="ce26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48" calcext:value-type="float">
            <text:p>348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798165137614679" calcext:value-type="percentage">
            <text:p>79,82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8">00.00.0000</text:date>, <text:time style:data-style-name="N2" text:time-value="10:29:39.8424532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8T12:22:57.399075216</dc:date>
    <meta:editing-duration>P1DT9H14M2S</meta:editing-duration>
    <meta:editing-cycles>154</meta:editing-cycles>
    <meta:generator>LibreOffice/5.4.1.2.0$Linux_X86_64 LibreOffice_project/40m0$Build-2</meta:generator>
    <meta:document-statistic meta:table-count="2" meta:cell-count="1438" meta:object-count="0"/>
  </office:meta>
</office:document-meta>
</file>